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ff3333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g>
            <draw:g>
              <draw:custom-shape draw:style-name="gr1" draw:text-style-name="P1" draw:layer="layout" svg:width="3.174cm" svg:height="3.174cm" svg:x="11.922cm" svg:y="3.667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3.174cm" svg:height="3.174cm" svg:x="15.098cm" svg:y="3.667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3.174cm" svg:height="3.174cm" svg:x="11.922cm" svg:y="6.843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3.174cm" svg:height="3.174cm" svg:x="15.098cm" svg:y="6.843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" draw:text-style-name="P1" draw:layer="layout" svg:width="1.586cm" svg:height="1.586cm" svg:x="11.922cm" svg:y="3.667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1.586cm" svg:height="1.586cm" svg:x="13.51cm" svg:y="3.667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1.586cm" svg:height="1.586cm" svg:x="11.922cm" svg:y="5.255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1.586cm" svg:height="1.586cm" svg:x="13.51cm" svg:y="5.25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" draw:text-style-name="P1" draw:layer="layout" svg:width="1.586cm" svg:height="1.586cm" svg:x="15.096cm" svg:y="6.841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1.587cm" svg:height="1.586cm" svg:x="16.683cm" svg:y="6.841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1.586cm" svg:height="1.587cm" svg:x="15.096cm" svg:y="8.42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1.587cm" svg:height="1.587cm" svg:x="16.683cm" svg:y="8.428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" draw:text-style-name="P1" draw:layer="layout" svg:width="0.793cm" svg:height="0.793cm" svg:x="11.923cm" svg:y="3.66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793cm" svg:height="0.793cm" svg:x="12.717cm" svg:y="3.66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793cm" svg:height="0.793cm" svg:x="11.923cm" svg:y="4.462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793cm" svg:height="0.793cm" svg:x="12.717cm" svg:y="4.462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" draw:text-style-name="P1" draw:layer="layout" svg:width="0.793cm" svg:height="0.793cm" svg:x="16.683cm" svg:y="8.42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793cm" svg:height="0.793cm" svg:x="17.477cm" svg:y="8.42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793cm" svg:height="0.793cm" svg:x="16.683cm" svg:y="9.222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793cm" svg:height="0.793cm" svg:x="17.477cm" svg:y="9.222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2" draw:text-style-name="P1" draw:layer="layout" svg:width="0.095cm" svg:height="0.095cm" svg:x="12.226cm" svg:y="3.8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095cm" svg:height="0.095cm" svg:x="12.046cm" svg:y="4.0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095cm" svg:height="0.095cm" svg:x="12.269cm" svg:y="4.0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095cm" svg:height="0.095cm" svg:x="12.427cm" svg:y="3.9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095cm" svg:height="0.095cm" svg:x="12.046cm" svg:y="3.8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095cm" svg:height="0.095cm" svg:x="12.11cm" svg:y="4.2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095cm" svg:height="0.095cm" svg:x="12.427cm" svg:y="4.0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095cm" svg:height="0.095cm" svg:x="12.348cm" svg:y="4.2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095cm" svg:height="0.095cm" svg:x="12.364cm" svg:y="3.7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095cm" svg:height="0.095cm" svg:x="12.507cm" svg:y="4.2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095cm" svg:height="0.095cm" svg:x="12.205cm" svg:y="4.3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1" draw:layer="layout" svg:width="0.095cm" svg:height="0.095cm" svg:x="17.797cm" svg:y="9.4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095cm" svg:height="0.095cm" svg:x="17.618cm" svg:y="9.6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095cm" svg:height="0.095cm" svg:x="17.84cm" svg:y="9.6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095cm" svg:height="0.095cm" svg:x="17.999cm" svg:y="9.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095cm" svg:height="0.095cm" svg:x="17.618cm" svg:y="9.3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095cm" svg:height="0.095cm" svg:x="17.682cm" svg:y="9.7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095cm" svg:height="0.095cm" svg:x="17.999cm" svg:y="9.6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095cm" svg:height="0.095cm" svg:x="17.92cm" svg:y="9.79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095cm" svg:height="0.095cm" svg:x="17.935cm" svg:y="9.3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095cm" svg:height="0.095cm" svg:x="18.078cm" svg:y="9.79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095cm" svg:height="0.095cm" svg:x="17.777cm" svg:y="9.8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Geier</meta:initial-creator>
    <meta:creation-date>2014-07-11T14:17:48.853078386</meta:creation-date>
    <dc:date>2014-07-14T11:24:41.704920603</dc:date>
    <dc:creator>David Geier</dc:creator>
    <meta:editing-duration>PT14M12S</meta:editing-duration>
    <meta:editing-cycles>3</meta:editing-cycles>
    <meta:generator>LibreOffice/4.2.4.2$Linux_X86_64 LibreOffice_project/420m0$Build-2</meta:generator>
    <meta:document-statistic meta:object-count="51"/>
  </office:meta>
</office:document-meta>
</file>